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22.7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16" table:default-cell-style-name="Default"/>
        <table:table-column table:style-name="co2" table:default-cell-style-name="Default"/>
        <table:table-column table:style-name="co1" table:number-columns-repeated="100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9"/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9"/>
          <table:table-cell office:value-type="float" office:value="81.025641025641" calcext:value-type="float">
            <text:p>81,025641025641</text:p>
          </table:table-cell>
          <table:table-cell office:value-type="float" office:value="75.8241758241759" calcext:value-type="float">
            <text:p>75,8241758241759</text:p>
          </table:table-cell>
          <table:table-cell office:value-type="float" office:value="70.7692307692308" calcext:value-type="float">
            <text:p>70,7692307692308</text:p>
          </table:table-cell>
          <table:table-cell office:value-type="float" office:value="2.07172870491506" calcext:value-type="float">
            <text:p>2,07172870491506</text:p>
          </table:table-cell>
          <table:table-cell table:number-columns-repeated="2"/>
          <table:table-cell office:value-type="float" office:value="80.7692307692308" calcext:value-type="float">
            <text:p>80,7692307692308</text:p>
          </table:table-cell>
          <table:table-cell office:value-type="float" office:value="77.5579975579976" calcext:value-type="float">
            <text:p>77,5579975579976</text:p>
          </table:table-cell>
          <table:table-cell office:value-type="float" office:value="73.3333333333333" calcext:value-type="float">
            <text:p>73,3333333333333</text:p>
          </table:table-cell>
          <table:table-cell office:value-type="float" office:value="1.79374403526444" calcext:value-type="float">
            <text:p>1,79374403526444</text:p>
          </table:table-cell>
          <table:table-cell table:number-columns-repeated="1005"/>
        </table:table-row>
        <table:table-row table:style-name="ro2">
          <table:table-cell table:number-columns-repeated="9"/>
          <table:table-cell office:value-type="float" office:value="89.0990719802048" calcext:value-type="float">
            <text:p>89,0990719802048</text:p>
          </table:table-cell>
          <table:table-cell office:value-type="float" office:value="84.497725323001" calcext:value-type="float">
            <text:p>84,497725323001</text:p>
          </table:table-cell>
          <table:table-cell office:value-type="float" office:value="80.1048584636576" calcext:value-type="float">
            <text:p>80,1048584636576</text:p>
          </table:table-cell>
          <table:table-cell office:value-type="float" office:value="2.96750342193864" calcext:value-type="float">
            <text:p>2,96750342193864</text:p>
          </table:table-cell>
          <table:table-cell table:number-columns-repeated="2"/>
          <table:table-cell office:value-type="float" office:value="90.3680743755928" calcext:value-type="float">
            <text:p>90,3680743755928</text:p>
          </table:table-cell>
          <table:table-cell office:value-type="float" office:value="80.6187687007564" calcext:value-type="float">
            <text:p>80,6187687007564</text:p>
          </table:table-cell>
          <table:table-cell office:value-type="float" office:value="75.0209538373691" calcext:value-type="float">
            <text:p>75,0209538373691</text:p>
          </table:table-cell>
          <table:table-cell office:value-type="float" office:value="4.38188027235139" calcext:value-type="float">
            <text:p>4,38188027235139</text:p>
          </table:table-cell>
          <table:table-cell table:number-columns-repeated="1005"/>
        </table:table-row>
        <table:table-row table:style-name="ro2">
          <table:table-cell table:number-columns-repeated="9"/>
          <table:table-cell office:value-type="float" office:value="1477" calcext:value-type="float">
            <text:p>1477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9"/>
          <table:table-cell office:value-type="float" office:value="86.4102564102564" calcext:value-type="float">
            <text:p>86,4102564102564</text:p>
          </table:table-cell>
          <table:table-cell office:value-type="float" office:value="79.8473748473748" calcext:value-type="float">
            <text:p>79,8473748473748</text:p>
          </table:table-cell>
          <table:table-cell office:value-type="float" office:value="73.5897435897436" calcext:value-type="float">
            <text:p>73,5897435897436</text:p>
          </table:table-cell>
          <table:table-cell office:value-type="float" office:value="2.20576770095797" calcext:value-type="float">
            <text:p>2,20576770095797</text:p>
          </table:table-cell>
          <table:table-cell table:number-columns-repeated="2"/>
          <table:table-cell office:value-type="float" office:value="83.0769230769231" calcext:value-type="float">
            <text:p>83,0769230769231</text:p>
          </table:table-cell>
          <table:table-cell office:value-type="float" office:value="80.9218559218559" calcext:value-type="float">
            <text:p>80,9218559218559</text:p>
          </table:table-cell>
          <table:table-cell office:value-type="float" office:value="75.8974358974359" calcext:value-type="float">
            <text:p>75,8974358974359</text:p>
          </table:table-cell>
          <table:table-cell office:value-type="float" office:value="1.74095699755308" calcext:value-type="float">
            <text:p>1,74095699755308</text:p>
          </table:table-cell>
          <table:table-cell table:number-columns-repeated="1005"/>
        </table:table-row>
        <table:table-row table:style-name="ro2">
          <table:table-cell table:number-columns-repeated="9"/>
          <table:table-cell office:value-type="float" office:value="91.0278685713522" calcext:value-type="float">
            <text:p>91,0278685713522</text:p>
          </table:table-cell>
          <table:table-cell office:value-type="float" office:value="74.6415649676023" calcext:value-type="float">
            <text:p>74,6415649676023</text:p>
          </table:table-cell>
          <table:table-cell office:value-type="float" office:value="70.032255248054" calcext:value-type="float">
            <text:p>70,032255248054</text:p>
          </table:table-cell>
          <table:table-cell office:value-type="float" office:value="4.80948476551435" calcext:value-type="float">
            <text:p>4,80948476551435</text:p>
          </table:table-cell>
          <table:table-cell table:number-columns-repeated="2"/>
          <table:table-cell office:value-type="float" office:value="87.1110561671955" calcext:value-type="float">
            <text:p>87,1110561671955</text:p>
          </table:table-cell>
          <table:table-cell office:value-type="float" office:value="69.7028858004608" calcext:value-type="float">
            <text:p>69,7028858004608</text:p>
          </table:table-cell>
          <table:table-cell office:value-type="float" office:value="65.0416395838074" calcext:value-type="float">
            <text:p>65,0416395838074</text:p>
          </table:table-cell>
          <table:table-cell office:value-type="float" office:value="4.45593179157641" calcext:value-type="float">
            <text:p>4,45593179157641</text:p>
          </table:table-cell>
          <table:table-cell table:number-columns-repeated="1005"/>
        </table:table-row>
        <table:table-row table:style-name="ro2">
          <table:table-cell table:number-columns-repeated="9"/>
          <table:table-cell office:value-type="float" office:value="753" calcext:value-type="float">
            <text:p>75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9"/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9"/>
          <table:table-cell office:value-type="float" office:value="88.2051282051282" calcext:value-type="float">
            <text:p>88,2051282051282</text:p>
          </table:table-cell>
          <table:table-cell office:value-type="float" office:value="82.5457875457734" calcext:value-type="float">
            <text:p>82,5457875457734</text:p>
          </table:table-cell>
          <table:table-cell office:value-type="float" office:value="77.6923076922059" calcext:value-type="float">
            <text:p>77,6923076922059</text:p>
          </table:table-cell>
          <table:table-cell office:value-type="float" office:value="2.21399156596104" calcext:value-type="float">
            <text:p>2,21399156596104</text:p>
          </table:table-cell>
          <table:table-cell table:number-columns-repeated="2"/>
          <table:table-cell office:value-type="float" office:value="89.2307692307737" calcext:value-type="float">
            <text:p>89,2307692307737</text:p>
          </table:table-cell>
          <table:table-cell office:value-type="float" office:value="84.2368742368753" calcext:value-type="float">
            <text:p>84,2368742368753</text:p>
          </table:table-cell>
          <table:table-cell office:value-type="float" office:value="80.7692307692308" calcext:value-type="float">
            <text:p>80,7692307692308</text:p>
          </table:table-cell>
          <table:table-cell office:value-type="float" office:value="1.68970757029563" calcext:value-type="float">
            <text:p>1,68970757029563</text:p>
          </table:table-cell>
          <table:table-cell table:number-columns-repeated="1005"/>
        </table:table-row>
        <table:table-row table:style-name="ro2">
          <table:table-cell table:number-columns-repeated="9"/>
          <table:table-cell office:value-type="float" office:value="79.0443824476938" calcext:value-type="float">
            <text:p>79,0443824476938</text:p>
          </table:table-cell>
          <table:table-cell office:value-type="float" office:value="63.8788132132671" calcext:value-type="float">
            <text:p>63,8788132132671</text:p>
          </table:table-cell>
          <table:table-cell office:value-type="float" office:value="60.1964222343242" calcext:value-type="float">
            <text:p>60,1964222343242</text:p>
          </table:table-cell>
          <table:table-cell office:value-type="float" office:value="3.85004092010214" calcext:value-type="float">
            <text:p>3,85004092010214</text:p>
          </table:table-cell>
          <table:table-cell table:number-columns-repeated="2"/>
          <table:table-cell office:value-type="float" office:value="72.7150635118873" calcext:value-type="float">
            <text:p>72,7150635118873</text:p>
          </table:table-cell>
          <table:table-cell office:value-type="float" office:value="60.2186426134764" calcext:value-type="float">
            <text:p>60,2186426134764</text:p>
          </table:table-cell>
          <table:table-cell office:value-type="float" office:value="55.0216146174945" calcext:value-type="float">
            <text:p>55,0216146174945</text:p>
          </table:table-cell>
          <table:table-cell office:value-type="float" office:value="4.23801035489843" calcext:value-type="float">
            <text:p>4,23801035489843</text:p>
          </table:table-cell>
          <table:table-cell table:number-columns-repeated="1005"/>
        </table:table-row>
        <table:table-row table:style-name="ro2">
          <table:table-cell table:number-columns-repeated="9"/>
          <table:table-cell office:value-type="float" office:value="423" calcext:value-type="float">
            <text:p>42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89" calcext:value-type="float">
            <text:p>48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9"/>
          <table:table-cell office:value-type="float" office:value="51" calcext:value-type="float">
            <text:p>51</text:p>
          </table:table-cell>
          <table:table-cell table:number-columns-repeated="4"/>
          <table:table-cell table:formula="of:=[.K32]" office:value-type="float" office:value="56.6770710542228" calcext:value-type="float">
            <text:p>56,6770710542228</text:p>
          </table:table-cell>
          <table:table-cell office:value-type="float" office:value="51" calcext:value-type="float">
            <text:p>51</text:p>
          </table:table-cell>
          <table:table-cell table:formula="of:=[.K31]" office:value-type="float" office:value="84.9694749694752" calcext:value-type="float">
            <text:p>84,9694749694752</text:p>
          </table:table-cell>
          <table:table-cell table:number-columns-repeated="1007"/>
        </table:table-row>
        <table:table-row table:style-name="ro2">
          <table:table-cell table:number-columns-repeated="14"/>
          <table:table-cell table:formula="of:=[.Q24]" office:value-type="float" office:value="60.2186426134764" calcext:value-type="float">
            <text:p>60,2186426134764</text:p>
          </table:table-cell>
          <table:table-cell office:value-type="float" office:value="55" calcext:value-type="float">
            <text:p>55</text:p>
          </table:table-cell>
          <table:table-cell table:formula="of:=[.Q23]" office:value-type="float" office:value="84.2368742368753" calcext:value-type="float">
            <text:p>84,2368742368753</text:p>
          </table:table-cell>
          <table:table-cell table:number-columns-repeated="1007"/>
        </table:table-row>
        <table:table-row table:style-name="ro2"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84.9694749694752" calcext:value-type="float">
            <text:p>84,9694749694752</text:p>
          </table:table-cell>
          <table:table-cell office:value-type="float" office:value="80.5128205128205" calcext:value-type="float">
            <text:p>80,5128205128205</text:p>
          </table:table-cell>
          <table:table-cell office:value-type="float" office:value="2.16237062089571" calcext:value-type="float">
            <text:p>2,16237062089571</text:p>
          </table:table-cell>
          <table:table-cell/>
          <table:table-cell table:formula="of:=[.K24]" office:value-type="float" office:value="63.8788132132671" calcext:value-type="float">
            <text:p>63,8788132132671</text:p>
          </table:table-cell>
          <table:table-cell office:value-type="float" office:value="60" calcext:value-type="float">
            <text:p>60</text:p>
          </table:table-cell>
          <table:table-cell table:formula="of:=[.K23]" office:value-type="float" office:value="82.5457875457734" calcext:value-type="float">
            <text:p>82,5457875457734</text:p>
          </table:table-cell>
          <table:table-cell table:number-columns-repeated="1007"/>
        </table:table-row>
        <table:table-row table:style-name="ro2">
          <table:table-cell table:number-columns-repeated="9"/>
          <table:table-cell office:value-type="float" office:value="70.8830690449324" calcext:value-type="float">
            <text:p>70,8830690449324</text:p>
          </table:table-cell>
          <table:table-cell office:value-type="float" office:value="56.6770710542228" calcext:value-type="float">
            <text:p>56,6770710542228</text:p>
          </table:table-cell>
          <table:table-cell office:value-type="float" office:value="51.2707595523191" calcext:value-type="float">
            <text:p>51,2707595523191</text:p>
          </table:table-cell>
          <table:table-cell office:value-type="float" office:value="5.00903146131048" calcext:value-type="float">
            <text:p>5,00903146131048</text:p>
          </table:table-cell>
          <table:table-cell/>
          <table:table-cell table:formula="of:=[.Q16]" office:value-type="float" office:value="69.7028858004608" calcext:value-type="float">
            <text:p>69,7028858004608</text:p>
          </table:table-cell>
          <table:table-cell office:value-type="float" office:value="65" calcext:value-type="float">
            <text:p>65</text:p>
          </table:table-cell>
          <table:table-cell table:formula="of:=[.Q15]" office:value-type="float" office:value="80.9218559218559" calcext:value-type="float">
            <text:p>80,9218559218559</text:p>
          </table:table-cell>
          <table:table-cell table:number-columns-repeated="1007"/>
        </table:table-row>
        <table:table-row table:style-name="ro2">
          <table:table-cell table:number-columns-repeated="9"/>
          <table:table-cell office:value-type="float" office:value="334" calcext:value-type="float">
            <text:p>33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K16]" office:value-type="float" office:value="74.6415649676023" calcext:value-type="float">
            <text:p>74,6415649676023</text:p>
          </table:table-cell>
          <table:table-cell office:value-type="float" office:value="70" calcext:value-type="float">
            <text:p>70</text:p>
          </table:table-cell>
          <table:table-cell table:formula="of:=[.K15]" office:value-type="float" office:value="79.8473748473748" calcext:value-type="float">
            <text:p>79,8473748473748</text:p>
          </table:table-cell>
          <table:table-cell table:number-columns-repeated="1007"/>
        </table:table-row>
        <table:table-row table:style-name="ro2">
          <table:table-cell table:number-columns-repeated="14"/>
          <table:table-cell table:formula="of:=[.Q6]" office:value-type="float" office:value="80.6187687007564" calcext:value-type="float">
            <text:p>80,6187687007564</text:p>
          </table:table-cell>
          <table:table-cell office:value-type="float" office:value="75" calcext:value-type="float">
            <text:p>75</text:p>
          </table:table-cell>
          <table:table-cell table:formula="of:=[.Q5]" office:value-type="float" office:value="77.5579975579976" calcext:value-type="float">
            <text:p>77,5579975579976</text:p>
          </table:table-cell>
          <table:table-cell table:number-columns-repeated="1007"/>
        </table:table-row>
        <table:table-row table:style-name="ro2">
          <table:table-cell table:number-columns-repeated="14"/>
          <table:table-cell table:formula="of:=[.K6]" office:value-type="float" office:value="84.497725323001" calcext:value-type="float">
            <text:p>84,497725323001</text:p>
          </table:table-cell>
          <table:table-cell office:value-type="float" office:value="80" calcext:value-type="float">
            <text:p>80</text:p>
          </table:table-cell>
          <table:table-cell table:formula="of:=[.K5]" office:value-type="float" office:value="75.8241758241759" calcext:value-type="float">
            <text:p>75,8241758241759</text:p>
          </table:table-cell>
          <table:table-cell table:number-columns-repeated="100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8"/>
          <table:table-cell>
            <draw:frame table:end-cell-address="Hoja1.Q61" table:end-x="2.38mm" table:end-y="4.83mm" draw:z-index="0" draw:name="Gráfico 1" draw:style-name="gr1" draw:text-style-name="P1" svg:width="164.31mm" svg:height="108.52mm" svg:x="3.17mm" svg:y="4.26mm">
              <loext:p draw:notify-on-update-of-ranges="Hoja1.P29:Hoja1.P35 Hoja1.Q29:Hoja1.Q35 Hoja1.R42:Hoja1.R43 Hoja1.S42:Hoja1.S43 Hoja1.R51:Hoja1.R52 Hoja1.R51:Hoja1.R51 Hoja1.S51:Hoja1.S52 Hoja1.R47:Hoja1.R48 Hoja1.S47:Hoja1.S48 Hoja1.R54:Hoja1.R55 Hoja1.S54:Hoja1.S55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7"/>
          <table:table-cell office:value-type="float" office:value="50.2" calcext:value-type="float">
            <text:p>50,2</text:p>
          </table:table-cell>
          <table:table-cell office:value-type="float" office:value="77.55" calcext:value-type="float">
            <text:p>77,55</text:p>
          </table:table-cell>
          <table:table-cell/>
          <table:table-cell office:value-type="float" office:value="80.61" calcext:value-type="float">
            <text:p>80,61</text:p>
          </table:table-cell>
          <table:table-cell/>
          <table:table-cell office:value-type="float" office:value="55.2" calcext:value-type="float">
            <text:p>55,2</text:p>
          </table:table-cell>
          <table:table-cell office:value-type="float" office:value="77.55" calcext:value-type="float">
            <text:p>77,55</text:p>
          </table:table-cell>
          <table:table-cell table:number-columns-repeated="1000"/>
        </table:table-row>
        <table:table-row table:style-name="ro2">
          <table:table-cell table:number-columns-repeated="17"/>
          <table:table-cell office:value-type="float" office:value="65" calcext:value-type="float">
            <text:p>65</text:p>
          </table:table-cell>
          <table:table-cell office:value-type="float" office:value="77.55" calcext:value-type="float">
            <text:p>77,55</text:p>
          </table:table-cell>
          <table:table-cell/>
          <table:table-cell office:value-type="float" office:value="81.61" calcext:value-type="float">
            <text:p>81,61</text:p>
          </table:table-cell>
          <table:table-cell/>
          <table:table-cell office:value-type="float" office:value="67.5" calcext:value-type="float">
            <text:p>67,5</text:p>
          </table:table-cell>
          <table:table-cell office:value-type="float" office:value="77.55" calcext:value-type="float">
            <text:p>77,55</text:p>
          </table:table-cell>
          <table:table-cell table:number-columns-repeated="100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7"/>
          <table:table-cell office:value-type="float" office:value="65" calcext:value-type="float">
            <text:p>65</text:p>
          </table:table-cell>
          <table:table-cell office:value-type="float" office:value="77.55" calcext:value-type="float">
            <text:p>77,55</text:p>
          </table:table-cell>
          <table:table-cell/>
          <table:table-cell office:value-type="float" office:value="80.61" calcext:value-type="float">
            <text:p>80,61</text:p>
          </table:table-cell>
          <table:table-cell/>
          <table:table-cell office:value-type="float" office:value="67.5" calcext:value-type="float">
            <text:p>67,5</text:p>
          </table:table-cell>
          <table:table-cell office:value-type="float" office:value="77.55" calcext:value-type="float">
            <text:p>77,55</text:p>
          </table:table-cell>
          <table:table-cell table:number-columns-repeated="1000"/>
        </table:table-row>
        <table:table-row table:style-name="ro2">
          <table:table-cell table:number-columns-repeated="17"/>
          <table:table-cell office:value-type="float" office:value="75" calcext:value-type="float">
            <text:p>75</text:p>
          </table:table-cell>
          <table:table-cell office:value-type="float" office:value="77.55" calcext:value-type="float">
            <text:p>77,55</text:p>
          </table:table-cell>
          <table:table-cell/>
          <table:table-cell office:value-type="float" office:value="80.61" calcext:value-type="float">
            <text:p>80,61</text:p>
          </table:table-cell>
          <table:table-cell/>
          <table:table-cell office:value-type="float" office:value="80.61" calcext:value-type="float">
            <text:p>80,61</text:p>
          </table:table-cell>
          <table:table-cell office:value-type="float" office:value="77.55" calcext:value-type="float">
            <text:p>77,55</text:p>
          </table:table-cell>
          <table:table-cell table:number-columns-repeated="100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7"/>
          <table:table-cell office:value-type="float" office:value="75" calcext:value-type="float">
            <text:p>75</text:p>
          </table:table-cell>
          <table:table-cell office:value-type="float" office:value="77.55" calcext:value-type="float">
            <text:p>77,55</text:p>
          </table:table-cell>
          <table:table-cell/>
          <table:table-cell office:value-type="float" office:value="80.61" calcext:value-type="float">
            <text:p>80,61</text:p>
          </table:table-cell>
          <table:table-cell/>
          <table:table-cell office:value-type="float" office:value="80.61" calcext:value-type="float">
            <text:p>80,61</text:p>
          </table:table-cell>
          <table:table-cell office:value-type="float" office:value="77.55" calcext:value-type="float">
            <text:p>77,55</text:p>
          </table:table-cell>
          <table:table-cell table:number-columns-repeated="1000"/>
        </table:table-row>
        <table:table-row table:style-name="ro2">
          <table:table-cell table:number-columns-repeated="17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80.61" calcext:value-type="float">
            <text:p>80,61</text:p>
          </table:table-cell>
          <table:table-cell office:value-type="float" office:value="76" calcext:value-type="float">
            <text:p>76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7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80.61" calcext:value-type="float">
            <text:p>80,61</text:p>
          </table:table-cell>
          <table:table-cell office:value-type="float" office:value="76" calcext:value-type="float">
            <text:p>76</text:p>
          </table:table-cell>
          <table:table-cell table:number-columns-repeated="1000"/>
        </table:table-row>
        <table:table-row table:style-name="ro2">
          <table:table-cell table:number-columns-repeated="17"/>
          <table:table-cell office:value-type="float" office:value="75" calcext:value-type="float">
            <text:p>75</text:p>
          </table:table-cell>
          <table:table-cell office:value-type="float" office:value="74.7" calcext:value-type="float">
            <text:p>74,7</text:p>
          </table:table-cell>
          <table:table-cell table:number-columns-repeated="3"/>
          <table:table-cell office:value-type="float" office:value="80.61" calcext:value-type="float">
            <text:p>80,61</text:p>
          </table:table-cell>
          <table:table-cell office:value-type="float" office:value="74.7" calcext:value-type="float">
            <text:p>74,7</text:p>
          </table:table-cell>
          <table:table-cell table:number-columns-repeated="1000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125">
          <table:table-cell table:number-columns-repeated="1024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Hoja2.M28" table:end-x="6.07mm" table:end-y="1.87mm" draw:z-index="0" draw:name="Gráfico 3" draw:style-name="gr1" draw:text-style-name="P1" svg:width="143.85mm" svg:height="88.57mm" svg:x="6.69mm" svg:y="3.26mm">
              <loext:p draw:notify-on-update-of-ranges="Hoja1.P29:Hoja1.P35 Hoja1.Q29:Hoja1.Q35 Hoja1.R42:Hoja1.R43 Hoja1.S42:Hoja1.S43 Hoja1.R51:Hoja1.R52 Hoja1.R51:Hoja1.R51 Hoja1.S51:Hoja1.S52 Hoja1.R47:Hoja1.R48 Hoja1.S47:Hoja1.S48 Hoja1.R54:Hoja1.R55 Hoja1.S54:Hoja1.S55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Hoja2.M47" table:end-x="6.6mm" table:end-y="1.22mm" draw:z-index="1" draw:name="Gráfico 3" draw:style-name="gr1" draw:text-style-name="P1" svg:width="143.85mm" svg:height="88.57mm" svg:x="7.22mm" svg:y="2.19mm">
              <loext:p draw:notify-on-update-of-ranges="Hoja1.O29:Hoja1.O35 Hoja1.Q29:Hoja1.Q35 Hoja1.W42:Hoja1.W43 Hoja1.X42:Hoja1.X43 Hoja1.W51:Hoja1.W52 Hoja1.R51:Hoja1.R51 Hoja1.X51:Hoja1.X52 Hoja1.W54:Hoja1.W55 Hoja1.X54:Hoja1.X55 Hoja1.W47:Hoja1.W48 Hoja1.X47:Hoja1.X48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1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09:40:59.85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print-date>2016-11-14T17:31:55</meta:print-date>
    <meta:creation-date>2016-11-09T17:01:06</meta:creation-date>
    <dc:date>2017-01-18T19:05:21.219000000</dc:date>
    <meta:generator>LibreOffice/5.2.3.3$Windows_x86 LibreOffice_project/d54a8868f08a7b39642414cf2c8ef2f228f780cf</meta:generator>
    <meta:editing-duration>P1DT1H2M6S</meta:editing-duration>
    <meta:editing-cycles>5</meta:editing-cycles>
    <meta:document-statistic meta:table-count="2" meta:cell-count="149" meta:object-count="3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minimum="50" chart:maximum="83" chart:origin="0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72.5" chart:origin="0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1" style:family="chart">
      <style:chart-properties chart:solid-type="cuboid" chart:symbol-type="named-symbol" chart:symbol-name="circle" chart:symbol-width="0.176cm" chart:symbol-height="0.176cm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3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4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6.432cm" svg:height="10.853cm" xlink:href=".." xlink:type="simple" chart:class="chart:scatter" chart:style-name="ch1">
        <chart:title svg:x="3.245cm" svg:y="0.353cm" chart:style-name="ch2">
          <text:p>Ocupation rate  Vs min Confidence using MIQCP</text:p>
        </chart:title>
        <chart:plot-area chart:style-name="ch3" table:cell-range-address="Hoja1.P29:Hoja1.Q35 Hoja1.S42:Hoja1.S43 Hoja1.R51:Hoja1.R51 Hoja1.S51:Hoja1.S52 Hoja1.S47:Hoja1.S48 Hoja1.S54:Hoja1.S55" chart:data-source-has-labels="row" svg:x="1.388cm" svg:y="1.475cm" svg:width="14.716cm" svg:height="8.131cm">
          <chartooo:coordinate-region svg:x="2.045cm" svg:y="1.661cm" svg:width="14.059cm" svg:height="7.475cm"/>
          <chart:axis chart:dimension="x" chart:name="primary-x" chart:style-name="ch4">
            <chart:title svg:x="7.293cm" svg:y="9.824cm" chart:style-name="ch5">
              <text:p>Min confidence [%]</text:p>
            </chart:title>
            <chart:grid chart:style-name="ch6" chart:class="major"/>
          </chart:axis>
          <chart:axis chart:dimension="y" chart:name="primary-y" chart:style-name="ch7">
            <chart:title svg:x="0.451cm" svg:y="7.575cm" chart:style-name="ch8">
              <text:p>Average Ocupation rate [%]</text:p>
            </chart:title>
            <chart:grid chart:style-name="ch6" chart:class="major"/>
          </chart:axis>
          <chart:series chart:style-name="ch9" chart:values-cell-range-address="Hoja1.Q29:Hoja1.Q35" chart:class="chart:scatter">
            <chart:domain table:cell-range-address="Hoja1.P29:Hoja1.P35"/>
            <chart:data-point chart:repeated="7"/>
          </chart:series>
          <chart:series chart:style-name="ch10" chart:values-cell-range-address="Hoja1.S42:Hoja1.S43" chart:class="chart:scatter">
            <chart:domain table:cell-range-address="Hoja1.R42:Hoja1.R43"/>
            <chart:data-point chart:style-name="ch11"/>
            <chart:data-point/>
          </chart:series>
          <chart:series chart:style-name="ch12" chart:values-cell-range-address="Hoja1.S51:Hoja1.S52" chart:label-cell-address="Hoja1.R51:Hoja1.R51" chart:class="chart:scatter">
            <chart:domain table:cell-range-address="Hoja1.R51:Hoja1.R52"/>
            <chart:data-point chart:repeated="2"/>
          </chart:series>
          <chart:series chart:style-name="ch13" chart:values-cell-range-address="Hoja1.S47:Hoja1.S48" chart:class="chart:scatter">
            <chart:domain table:cell-range-address="Hoja1.R47:Hoja1.R48"/>
            <chart:data-point chart:repeated="2"/>
          </chart:series>
          <chart:series chart:style-name="ch14" chart:values-cell-range-address="Hoja1.S54:Hoja1.S55" chart:class="chart:scatter">
            <chart:domain table:cell-range-address="Hoja1.R54:Hoja1.R55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R</text:p>
              </table:table-cell>
              <table:table-cell office:value-type="string">
                <text:p>75</text:p>
                <draw:g>
                  <svg:desc>Hoja1.R51:Hoja1.R51</svg:desc>
                </draw:g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">
                <text:p>51</text:p>
                <draw:g>
                  <svg:desc>Hoja1.P29:Hoja1.P35</svg:desc>
                </draw:g>
              </table:table-cell>
              <table:table-cell office:value-type="float" office:value="84.9694749694752">
                <text:p>84.9694749694752</text:p>
                <draw:g>
                  <svg:desc>Hoja1.Q29:Hoja1.Q35</svg:desc>
                </draw:g>
              </table:table-cell>
              <table:table-cell office:value-type="float" office:value="50.2">
                <text:p>50.2</text:p>
                <draw:g>
                  <svg:desc>Hoja1.R42:Hoja1.R43</svg:desc>
                </draw:g>
              </table:table-cell>
              <table:table-cell office:value-type="float" office:value="77.55">
                <text:p>77.55</text:p>
                <draw:g>
                  <svg:desc>Hoja1.S42:Hoja1.S43</svg:desc>
                </draw:g>
              </table:table-cell>
              <table:table-cell office:value-type="float" office:value="75">
                <text:p>75</text:p>
                <draw:g>
                  <svg:desc>Hoja1.R51:Hoja1.R52</svg:desc>
                </draw:g>
              </table:table-cell>
              <table:table-cell office:value-type="float" office:value="77.55">
                <text:p>77.55</text:p>
                <draw:g>
                  <svg:desc>Hoja1.S51:Hoja1.S52</svg:desc>
                </draw:g>
              </table:table-cell>
              <table:table-cell office:value-type="float" office:value="65">
                <text:p>65</text:p>
                <draw:g>
                  <svg:desc>Hoja1.R47:Hoja1.R48</svg:desc>
                </draw:g>
              </table:table-cell>
              <table:table-cell office:value-type="float" office:value="77.55">
                <text:p>77.55</text:p>
                <draw:g>
                  <svg:desc>Hoja1.S47:Hoja1.S48</svg:desc>
                </draw:g>
              </table:table-cell>
              <table:table-cell office:value-type="float" office:value="75">
                <text:p>75</text:p>
                <draw:g>
                  <svg:desc>Hoja1.R54:Hoja1.R55</svg:desc>
                </draw:g>
              </table:table-cell>
              <table:table-cell office:value-type="float" office:value="76">
                <text:p>76</text:p>
                <draw:g>
                  <svg:desc>Hoja1.S54:Hoja1.S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84.2368742368753">
                <text:p>84.2368742368753</text:p>
              </table:table-cell>
              <table:table-cell office:value-type="float" office:value="65">
                <text:p>65</text:p>
              </table:table-cell>
              <table:table-cell office:value-type="float" office:value="77.55">
                <text:p>77.55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7.55">
                <text:p>77.55</text:p>
              </table:table-cell>
              <table:table-cell office:value-type="float" office:value="75">
                <text:p>75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82.5457875457734">
                <text:p>82.5457875457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80.9218559218559">
                <text:p>80.9218559218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79.8473748473748">
                <text:p>79.8473748473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77.5579975579976">
                <text:p>77.5579975579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75.8241758241759">
                <text:p>75.824175824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2="1" draw:dots2-length="212%" draw:distance="159%"/>
    <draw:stroke-dash draw:name="msLineDash_20_2" draw:display-name="msLineDash 2" draw:style="round" draw:dots2="1" draw:dots2-length="212%" draw:distance="159%"/>
    <draw:stroke-dash draw:name="msLineDash_20_3" draw:display-name="msLineDash 3" draw:style="round" draw:dots2="1" draw:dots2-length="212%" draw:distance="159%"/>
    <draw:stroke-dash draw:name="msLineDash_20_4" draw:display-name="msLineDash 4" draw:style="round" draw:dots2="1" draw:dots2-length="212%" draw:distance="159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minimum="50" chart:maximum="82" chart:origin="0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74.5" chart:origin="0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1" style:family="chart">
      <style:chart-properties chart:solid-type="cuboid" chart:symbol-type="named-symbol" chart:symbol-name="arrow-left" chart:symbol-width="0.176cm" chart:symbol-height="0.176cm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3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4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4.386cm" svg:height="8.858cm" xlink:href=".." xlink:type="simple" chart:class="chart:scatter" chart:style-name="ch1">
        <chart:title svg:x="1.706cm" svg:y="0.313cm" chart:style-name="ch2">
          <text:p>Ocupacion media tipo 1 VS minimo nivel de confianza</text:p>
        </chart:title>
        <chart:plot-area chart:style-name="ch3" table:cell-range-address="Hoja1.P29:Hoja1.Q35 Hoja1.S42:Hoja1.S43 Hoja1.R51:Hoja1.R51 Hoja1.S51:Hoja1.S52 Hoja1.S47:Hoja1.S48 Hoja1.S54:Hoja1.S55" chart:data-source-has-labels="row" svg:x="1.347cm" svg:y="1.395cm" svg:width="12.752cm" svg:height="6.256cm">
          <chartooo:coordinate-region svg:x="2.004cm" svg:y="1.581cm" svg:width="12.095cm" svg:height="5.6cm"/>
          <chart:axis chart:dimension="x" chart:name="primary-x" chart:style-name="ch4">
            <chart:title svg:x="5.463cm" svg:y="7.829cm" chart:style-name="ch5">
              <text:p>Minimo nivel de confianza [%]</text:p>
            </chart:title>
            <chart:grid chart:style-name="ch6" chart:class="major"/>
          </chart:axis>
          <chart:axis chart:dimension="y" chart:name="primary-y" chart:style-name="ch7">
            <chart:title svg:x="0.451cm" svg:y="6.598cm" chart:style-name="ch8">
              <text:p>Ocupación media tipo 1 [%]</text:p>
            </chart:title>
            <chart:grid chart:style-name="ch6" chart:class="major"/>
          </chart:axis>
          <chart:series chart:style-name="ch9" chart:values-cell-range-address="Hoja1.Q29:Hoja1.Q35" chart:class="chart:scatter">
            <chart:domain table:cell-range-address="Hoja1.P29:Hoja1.P35"/>
            <chart:data-point chart:repeated="7"/>
          </chart:series>
          <chart:series chart:style-name="ch10" chart:values-cell-range-address="Hoja1.S42:Hoja1.S43" chart:class="chart:scatter">
            <chart:domain table:cell-range-address="Hoja1.R42:Hoja1.R43"/>
            <chart:data-point/>
            <chart:data-point chart:style-name="ch11"/>
          </chart:series>
          <chart:series chart:style-name="ch12" chart:values-cell-range-address="Hoja1.S51:Hoja1.S52" chart:label-cell-address="Hoja1.R51:Hoja1.R51" chart:class="chart:scatter">
            <chart:domain table:cell-range-address="Hoja1.R51:Hoja1.R52"/>
            <chart:data-point chart:repeated="2"/>
          </chart:series>
          <chart:series chart:style-name="ch13" chart:values-cell-range-address="Hoja1.S47:Hoja1.S48" chart:class="chart:scatter">
            <chart:domain table:cell-range-address="Hoja1.R47:Hoja1.R48"/>
            <chart:data-point chart:repeated="2"/>
          </chart:series>
          <chart:series chart:style-name="ch14" chart:values-cell-range-address="Hoja1.S54:Hoja1.S55" chart:class="chart:scatter">
            <chart:domain table:cell-range-address="Hoja1.R54:Hoja1.R55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R</text:p>
              </table:table-cell>
              <table:table-cell office:value-type="string">
                <text:p>75</text:p>
                <draw:g>
                  <svg:desc>Hoja1.R51:Hoja1.R51</svg:desc>
                </draw:g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">
                <text:p>51</text:p>
                <draw:g>
                  <svg:desc>Hoja1.P29:Hoja1.P35</svg:desc>
                </draw:g>
              </table:table-cell>
              <table:table-cell office:value-type="float" office:value="84.9694749694752">
                <text:p>84.9694749694752</text:p>
                <draw:g>
                  <svg:desc>Hoja1.Q29:Hoja1.Q35</svg:desc>
                </draw:g>
              </table:table-cell>
              <table:table-cell office:value-type="float" office:value="50.2">
                <text:p>50.2</text:p>
                <draw:g>
                  <svg:desc>Hoja1.R42:Hoja1.R43</svg:desc>
                </draw:g>
              </table:table-cell>
              <table:table-cell office:value-type="float" office:value="77.55">
                <text:p>77.55</text:p>
                <draw:g>
                  <svg:desc>Hoja1.S42:Hoja1.S43</svg:desc>
                </draw:g>
              </table:table-cell>
              <table:table-cell office:value-type="float" office:value="75">
                <text:p>75</text:p>
                <draw:g>
                  <svg:desc>Hoja1.R51:Hoja1.R52</svg:desc>
                </draw:g>
              </table:table-cell>
              <table:table-cell office:value-type="float" office:value="77.55">
                <text:p>77.55</text:p>
                <draw:g>
                  <svg:desc>Hoja1.S51:Hoja1.S52</svg:desc>
                </draw:g>
              </table:table-cell>
              <table:table-cell office:value-type="float" office:value="65">
                <text:p>65</text:p>
                <draw:g>
                  <svg:desc>Hoja1.R47:Hoja1.R48</svg:desc>
                </draw:g>
              </table:table-cell>
              <table:table-cell office:value-type="float" office:value="77.55">
                <text:p>77.55</text:p>
                <draw:g>
                  <svg:desc>Hoja1.S47:Hoja1.S48</svg:desc>
                </draw:g>
              </table:table-cell>
              <table:table-cell office:value-type="float" office:value="75">
                <text:p>75</text:p>
                <draw:g>
                  <svg:desc>Hoja1.R54:Hoja1.R55</svg:desc>
                </draw:g>
              </table:table-cell>
              <table:table-cell office:value-type="float" office:value="76">
                <text:p>76</text:p>
                <draw:g>
                  <svg:desc>Hoja1.S54:Hoja1.S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84.2368742368753">
                <text:p>84.2368742368753</text:p>
              </table:table-cell>
              <table:table-cell office:value-type="float" office:value="65">
                <text:p>65</text:p>
              </table:table-cell>
              <table:table-cell office:value-type="float" office:value="77.55">
                <text:p>77.55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7.55">
                <text:p>77.55</text:p>
              </table:table-cell>
              <table:table-cell office:value-type="float" office:value="75">
                <text:p>75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82.5457875457734">
                <text:p>82.5457875457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80.9218559218559">
                <text:p>80.9218559218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79.8473748473748">
                <text:p>79.8473748473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77.5579975579976">
                <text:p>77.5579975579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75.8241758241759">
                <text:p>75.824175824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msLineDash_20_1" draw:display-name="msLineDash 1" draw:style="round" draw:dots2="1" draw:dots2-length="212%" draw:distance="159%"/>
    <draw:stroke-dash draw:name="msLineDash_20_2" draw:display-name="msLineDash 2" draw:style="round" draw:dots2="1" draw:dots2-length="212%" draw:distance="159%"/>
    <draw:stroke-dash draw:name="msLineDash_20_3" draw:display-name="msLineDash 3" draw:style="round" draw:dots2="1" draw:dots2-length="212%" draw:distance="159%"/>
    <draw:stroke-dash draw:name="msLineDash_20_4" draw:display-name="msLineDash 4" draw:style="round" draw:dots2="1" draw:dots2-length="212%" draw:distance="159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minimum="55" chart:maximum="86" chart:origin="0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74.5" chart:origin="0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1" style:family="chart">
      <style:chart-properties chart:solid-type="cuboid" chart:symbol-type="named-symbol" chart:symbol-name="arrow-left" chart:symbol-width="0.176cm" chart:symbol-height="0.176cm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8cm" chart:symbol-height="0.18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3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4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4.386cm" svg:height="8.858cm" xlink:href=".." xlink:type="simple" chart:class="chart:scatter" chart:style-name="ch1">
        <chart:title svg:x="1.839cm" svg:y="0.313cm" chart:style-name="ch2">
          <text:p>Ocupacion media tipo 1 VS nivel medio de confianza</text:p>
        </chart:title>
        <chart:plot-area chart:style-name="ch3" table:cell-range-address="Hoja1.O29:Hoja1.O35 Hoja1.Q29:Hoja1.Q35 Hoja1.X42:Hoja1.X43 Hoja1.R51:Hoja1.R51 Hoja1.X51:Hoja1.X52 Hoja1.X54:Hoja1.X55 Hoja1.X47:Hoja1.X48" chart:data-source-has-labels="row" svg:x="1.347cm" svg:y="1.395cm" svg:width="12.752cm" svg:height="6.256cm">
          <chartooo:coordinate-region svg:x="2.004cm" svg:y="1.581cm" svg:width="12.095cm" svg:height="5.6cm"/>
          <chart:axis chart:dimension="x" chart:name="primary-x" chart:style-name="ch4">
            <chart:title svg:x="5.569cm" svg:y="7.829cm" chart:style-name="ch5">
              <text:p>Nivel de confianza medio [%]</text:p>
            </chart:title>
            <chart:grid chart:style-name="ch6" chart:class="major"/>
          </chart:axis>
          <chart:axis chart:dimension="y" chart:name="primary-y" chart:style-name="ch7">
            <chart:title svg:x="0.451cm" svg:y="6.598cm" chart:style-name="ch8">
              <text:p>Ocupación media tipo 1 [%]</text:p>
            </chart:title>
            <chart:grid chart:style-name="ch6" chart:class="major"/>
          </chart:axis>
          <chart:series chart:style-name="ch9" chart:values-cell-range-address="Hoja1.Q29:Hoja1.Q35" chart:class="chart:scatter">
            <chart:domain table:cell-range-address="Hoja1.O29:Hoja1.O35"/>
            <chart:data-point chart:repeated="7"/>
          </chart:series>
          <chart:series chart:style-name="ch10" chart:values-cell-range-address="Hoja1.X42:Hoja1.X43" chart:class="chart:scatter">
            <chart:domain table:cell-range-address="Hoja1.W42:Hoja1.W43"/>
            <chart:data-point/>
            <chart:data-point chart:style-name="ch11"/>
          </chart:series>
          <chart:series chart:style-name="ch12" chart:values-cell-range-address="Hoja1.X51:Hoja1.X52" chart:label-cell-address="Hoja1.R51:Hoja1.R51" chart:class="chart:scatter">
            <chart:domain table:cell-range-address="Hoja1.W51:Hoja1.W52"/>
            <chart:data-point chart:repeated="2"/>
          </chart:series>
          <chart:series chart:style-name="ch13" chart:values-cell-range-address="Hoja1.X54:Hoja1.X55" chart:class="chart:scatter">
            <chart:domain table:cell-range-address="Hoja1.W54:Hoja1.W55"/>
            <chart:data-point chart:repeated="2"/>
          </chart:series>
          <chart:series chart:style-name="ch14" chart:values-cell-range-address="Hoja1.X47:Hoja1.X48" chart:class="chart:scatter">
            <chart:domain table:cell-range-address="Hoja1.W47:Hoja1.W48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O</text:p>
              </table:table-cell>
              <table:table-cell office:value-type="string">
                <text:p>Columna Q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W</text:p>
              </table:table-cell>
              <table:table-cell office:value-type="string">
                <text:p>75</text:p>
                <draw:g>
                  <svg:desc>Hoja1.R51:Hoja1.R51</svg:desc>
                </draw:g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.6770710542228">
                <text:p>56.6770710542228</text:p>
                <draw:g>
                  <svg:desc>Hoja1.O29:Hoja1.O35</svg:desc>
                </draw:g>
              </table:table-cell>
              <table:table-cell office:value-type="float" office:value="84.9694749694752">
                <text:p>84.9694749694752</text:p>
                <draw:g>
                  <svg:desc>Hoja1.Q29:Hoja1.Q35</svg:desc>
                </draw:g>
              </table:table-cell>
              <table:table-cell office:value-type="float" office:value="55.2">
                <text:p>55.2</text:p>
                <draw:g>
                  <svg:desc>Hoja1.W42:Hoja1.W43</svg:desc>
                </draw:g>
              </table:table-cell>
              <table:table-cell office:value-type="float" office:value="77.55">
                <text:p>77.55</text:p>
                <draw:g>
                  <svg:desc>Hoja1.X42:Hoja1.X43</svg:desc>
                </draw:g>
              </table:table-cell>
              <table:table-cell office:value-type="float" office:value="80.61">
                <text:p>80.61</text:p>
                <draw:g>
                  <svg:desc>Hoja1.W51:Hoja1.W52</svg:desc>
                </draw:g>
              </table:table-cell>
              <table:table-cell office:value-type="float" office:value="77.55">
                <text:p>77.55</text:p>
                <draw:g>
                  <svg:desc>Hoja1.X51:Hoja1.X52</svg:desc>
                </draw:g>
              </table:table-cell>
              <table:table-cell office:value-type="float" office:value="80.61">
                <text:p>80.61</text:p>
                <draw:g>
                  <svg:desc>Hoja1.W54:Hoja1.W55</svg:desc>
                </draw:g>
              </table:table-cell>
              <table:table-cell office:value-type="float" office:value="76">
                <text:p>76</text:p>
                <draw:g>
                  <svg:desc>Hoja1.X54:Hoja1.X55</svg:desc>
                </draw:g>
              </table:table-cell>
              <table:table-cell office:value-type="float" office:value="67.5">
                <text:p>67.5</text:p>
                <draw:g>
                  <svg:desc>Hoja1.W47:Hoja1.W48</svg:desc>
                </draw:g>
              </table:table-cell>
              <table:table-cell office:value-type="float" office:value="77.55">
                <text:p>77.55</text:p>
                <draw:g>
                  <svg:desc>Hoja1.X47:Hoja1.X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.2186426134764">
                <text:p>60.2186426134764</text:p>
              </table:table-cell>
              <table:table-cell office:value-type="float" office:value="84.2368742368753">
                <text:p>84.2368742368753</text:p>
              </table:table-cell>
              <table:table-cell office:value-type="float" office:value="67.5">
                <text:p>67.5</text:p>
              </table:table-cell>
              <table:table-cell office:value-type="float" office:value="77.55">
                <text:p>77.55</text:p>
              </table:table-cell>
              <table:table-cell office:value-type="float" office:value="80.61">
                <text:p>80.61</text:p>
              </table:table-cell>
              <table:table-cell office:value-type="float" office:value="76">
                <text:p>76</text:p>
              </table:table-cell>
              <table:table-cell office:value-type="float" office:value="80.61">
                <text:p>80.61</text:p>
              </table:table-cell>
              <table:table-cell office:value-type="float" office:value="74.7">
                <text:p>74.7</text:p>
              </table:table-cell>
              <table:table-cell office:value-type="float" office:value="80.61">
                <text:p>80.61</text:p>
              </table:table-cell>
              <table:table-cell office:value-type="float" office:value="77.55">
                <text:p>77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.8788132132671">
                <text:p>63.8788132132671</text:p>
              </table:table-cell>
              <table:table-cell office:value-type="float" office:value="82.5457875457734">
                <text:p>82.5457875457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7028858004608">
                <text:p>69.7028858004608</text:p>
              </table:table-cell>
              <table:table-cell office:value-type="float" office:value="80.9218559218559">
                <text:p>80.9218559218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.6415649676023">
                <text:p>74.6415649676023</text:p>
              </table:table-cell>
              <table:table-cell office:value-type="float" office:value="79.8473748473748">
                <text:p>79.8473748473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.6187687007564">
                <text:p>80.6187687007564</text:p>
              </table:table-cell>
              <table:table-cell office:value-type="float" office:value="77.5579975579976">
                <text:p>77.5579975579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.497725323001">
                <text:p>84.497725323001</text:p>
              </table:table-cell>
              <table:table-cell office:value-type="float" office:value="75.8241758241759">
                <text:p>75.824175824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msLineDash_20_1" draw:display-name="msLineDash 1" draw:style="round" draw:dots2="1" draw:dots2-length="212%" draw:distance="159%"/>
    <draw:stroke-dash draw:name="msLineDash_20_2" draw:display-name="msLineDash 2" draw:style="round" draw:dots2="1" draw:dots2-length="212%" draw:distance="159%"/>
    <draw:stroke-dash draw:name="msLineDash_20_3" draw:display-name="msLineDash 3" draw:style="round" draw:dots2="1" draw:dots2-length="212%" draw:distance="159%"/>
    <draw:stroke-dash draw:name="msLineDash_20_4" draw:display-name="msLineDash 4" draw:style="round" draw:dots2="1" draw:dots2-length="212%" draw:distance="159%"/>
  </office:styles>
</office:document-styles>
</file>